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"/>
        <table:table-column table:style-name="co1" table:default-cell-style-name="ce9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table:formula="of:=[.A1]*IF([.B1]=&quot;&quot;;1;[.B1])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table:formula="of:=[.E1]*IF([.F1]=&quot;&quot;;1;[.F1])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table:formula="of:=[.I1]*IF([.J1]=&quot;&quot;;1;[.J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A2]*IF([.B2]=&quot;&quot;;1;[.B2])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E2]*IF([.F2]=&quot;&quot;;1;[.F2])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"/>
          <table:table-cell table:style-name="ce9" table:formula="of:=[.I2]*IF([.J2]=&quot;&quot;;1;[.J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]*IF([.B3]=&quot;&quot;;1;[.B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E3]*IF([.F3]=&quot;&quot;;1;[.F3])" office:value-type="float" office:value="12" calcext:value-type="float">
            <text:p>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9" table:formula="of:=[.I3]*IF([.J3]=&quot;&quot;;1;[.J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A4]*IF([.B4]=&quot;&quot;;1;[.B4])" office:value-type="float" office:value="510" calcext:value-type="float">
            <text:p>5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4]*IF([.F4]=&quot;&quot;;1;[.F4])" office:value-type="float" office:value="1" calcext:value-type="float">
            <text:p>1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9" table:formula="of:=[.I4]*IF([.J4]=&quot;&quot;;1;[.J4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5]*IF([.B5]=&quot;&quot;;1;[.B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E5]*IF([.F5]=&quot;&quot;;1;[.F5])" office:value-type="float" office:value="2" calcext:value-type="float">
            <text:p>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9" table:formula="of:=[.I5]*IF([.J5]=&quot;&quot;;1;[.J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formula="of:=[.A6]*IF([.B6]=&quot;&quot;;1;[.B6])" office:value-type="float" office:value="765" calcext:value-type="float">
            <text:p>76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E6]*IF([.F6]=&quot;&quot;;1;[.F6])" office:value-type="float" office:value="3" calcext:value-type="float">
            <text:p>3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9" table:formula="of:=[.I6]*IF([.J6]=&quot;&quot;;1;[.J6]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A7]*IF([.B7]=&quot;&quot;;1;[.B7])" office:value-type="float" office:value="16" calcext:value-type="float">
            <text:p>1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E7]*IF([.F7]=&quot;&quot;;1;[.F7])" office:value-type="float" office:value="510" calcext:value-type="float">
            <text:p>5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1"/>
          <table:table-cell table:style-name="ce9" table:formula="of:=[.I7]*IF([.J7]=&quot;&quot;;1;[.J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A8]*IF([.B8]=&quot;&quot;;1;[.B8])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8]*IF([.F8]=&quot;&quot;;1;[.F8])"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1"/>
          <table:table-cell table:style-name="ce9" table:formula="of:=[.I8]*IF([.J8]=&quot;&quot;;1;[.J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A9]*IF([.B9]=&quot;&quot;;1;[.B9])"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E9]*IF([.F9]=&quot;&quot;;1;[.F9])" office:value-type="float" office:value="1020" calcext:value-type="float">
            <text:p>102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9" table:formula="of:=[.I9]*IF([.J9]=&quot;&quot;;1;[.J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A10]*IF([.B10]=&quot;&quot;;1;[.B10])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0]*IF([.F10]=&quot;&quot;;1;[.F10])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9" table:formula="of:=[.I10]*IF([.J10]=&quot;&quot;;1;[.J10]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8"/>
          <table:table-cell table:style-name="ce3"/>
          <table:table-cell table:style-name="ce1"/>
          <table:table-cell table:style-name="ce9"/>
        </table:table-row>
        <table:table-row table:style-name="ro1">
          <table:table-cell table:style-name="ce4" office:value-type="string" calcext:value-type="string">
            <text:p>Chksum:</text:p>
          </table:table-cell>
          <table:table-cell table:style-name="ce7" table:formula="of:=DEC2HEX(MOD([.C13]; 256); 2)&amp;&quot;h&quot;" office:value-type="string" office:string-value="56h" calcext:value-type="string">
            <text:p>56h</text:p>
          </table:table-cell>
          <table:table-cell table:style-name="ce10" table:formula="of:=SUM([.C1:.C12])" office:value-type="float" office:value="1366" calcext:value-type="float">
            <text:p>1366</text:p>
          </table:table-cell>
          <table:table-cell/>
          <table:table-cell table:style-name="ce4" office:value-type="string" calcext:value-type="string">
            <text:p>Chksum:</text:p>
          </table:table-cell>
          <table:table-cell table:style-name="ce7" table:formula="of:=DEC2HEX(MOD([.G13]; 256); 2)&amp;&quot;h&quot;" office:value-type="string" office:string-value="21h" calcext:value-type="string">
            <text:p>21h</text:p>
          </table:table-cell>
          <table:table-cell table:style-name="ce10" table:formula="of:=SUM([.G1:.G12])" office:value-type="float" office:value="1569" calcext:value-type="float">
            <text:p>1569</text:p>
          </table:table-cell>
          <table:table-cell/>
          <table:table-cell table:style-name="ce4" office:value-type="string" calcext:value-type="string">
            <text:p>Chksum:</text:p>
          </table:table-cell>
          <table:table-cell table:style-name="ce7" table:formula="of:=DEC2HEX(MOD([.K13]; 256); 2)&amp;&quot;h&quot;" office:value-type="string" office:string-value="2Ah" calcext:value-type="string">
            <text:p>2Ah</text:p>
          </table:table-cell>
          <table:table-cell table:style-name="ce10" table:formula="of:=SUM([.K1:.K12])" office:value-type="float" office:value="1322" calcext:value-type="float">
            <text:p>1322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table:formula="of:=[.A16]*IF([.B16]=&quot;&quot;;1;[.B16])" office:value-type="float" office:value="10" calcext:value-type="float">
            <text:p>1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[.E16]*IF([.F16]=&quot;&quot;;1;[.F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A17]*IF([.B17]=&quot;&quot;;1;[.B17])" office:value-type="float" office:value="11" calcext:value-type="float">
            <text:p>1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formula="of:=[.E17]*IF([.F17]=&quot;&quot;;1;[.F17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A18]*IF([.B18]=&quot;&quot;;1;[.B18]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8]*IF([.F18]=&quot;&quot;;1;[.F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9]*IF([.B19]=&quot;&quot;;1;[.B19])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E19]*IF([.F19]=&quot;&quot;;1;[.F19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A20]*IF([.B20]=&quot;&quot;;1;[.B20])" office:value-type="float" office:value="1020" calcext:value-type="float">
            <text:p>10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20]*IF([.F20]=&quot;&quot;;1;[.F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1]*IF([.B21]=&quot;&quot;;1;[.B21])" office:value-type="float" office:value="1" calcext:value-type="float">
            <text:p>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E21]*IF([.F21]=&quot;&quot;;1;[.F21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2]*IF([.B22]=&quot;&quot;;1;[.B22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22]*IF([.F22]=&quot;&quot;;1;[.F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23]*IF([.B23]=&quot;&quot;;1;[.B23])" office:value-type="float" office:value="3" calcext:value-type="float">
            <text:p>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[.E23]*IF([.F23]=&quot;&quot;;1;[.F23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A24]*IF([.B24]=&quot;&quot;;1;[.B24])" office:value-type="float" office:value="1020" calcext:value-type="float">
            <text:p>10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4]*IF([.F24]=&quot;&quot;;1;[.F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25]*IF([.B25]=&quot;&quot;;1;[.B25])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[.E25]*IF([.F25]=&quot;&quot;;1;[.F25])"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6]*IF([.F26]=&quot;&quot;;1;[.F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E27]*IF([.F27]=&quot;&quot;;1;[.F27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hksum:</text:p>
          </table:table-cell>
          <table:table-cell table:style-name="ce7" table:formula="of:=DEC2HEX(MOD([.C28]; 256); 2)&amp;&quot;h&quot;" office:value-type="string" office:string-value="1Fh" calcext:value-type="string">
            <text:p>1Fh</text:p>
          </table:table-cell>
          <table:table-cell table:style-name="ce10" table:formula="of:=SUM([.C16:.C27])" office:value-type="float" office:value="2079" calcext:value-type="float">
            <text:p>2079</text:p>
          </table:table-cell>
          <table:table-cell/>
          <table:table-cell table:style-name="ce4" office:value-type="string" calcext:value-type="string">
            <text:p>Chksum:</text:p>
          </table:table-cell>
          <table:table-cell table:style-name="ce7" table:formula="of:=DEC2HEX(MOD([.G28]; 256); 2)&amp;&quot;h&quot;" office:value-type="string" office:string-value="EAh" calcext:value-type="string">
            <text:p>EAh</text:p>
          </table:table-cell>
          <table:table-cell table:style-name="ce10" table:formula="of:=SUM([.G16:.G27])" office:value-type="float" office:value="5610" calcext:value-type="float">
            <text:p>561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formula="of:=[.A31]*IF([.B31]=&quot;&quot;;1;[.B31])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table:formula="of:=[.E31]*IF([.F31]=&quot;&quot;;1;[.F3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A32]*IF([.B32]=&quot;&quot;;1;[.B32])" office:value-type="float" office:value="510" calcext:value-type="float">
            <text:p>5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E32]*IF([.F32]=&quot;&quot;;1;[.F32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33]*IF([.B33]=&quot;&quot;;1;[.B3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3]*IF([.F33]=&quot;&quot;;1;[.F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formula="of:=[.A34]*IF([.B34]=&quot;&quot;;1;[.B34])" office:value-type="float" office:value="765" calcext:value-type="float">
            <text:p>76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E34]*IF([.F34]=&quot;&quot;;1;[.F34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5]*IF([.B35]=&quot;&quot;;1;[.B3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5]*IF([.F35]=&quot;&quot;;1;[.F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A36]*IF([.B36]=&quot;&quot;;1;[.B36])" office:value-type="float" office:value="510" calcext:value-type="float">
            <text:p>51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formula="of:=[.E36]*IF([.F36]=&quot;&quot;;1;[.F36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37]*IF([.B37]=&quot;&quot;;1;[.B37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E37]*IF([.F37]=&quot;&quot;;1;[.F37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[.A38]*IF([.B38]=&quot;&quot;;1;[.B38])" office:value-type="float" office:value="1275" calcext:value-type="float">
            <text:p>127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E38]*IF([.F38]=&quot;&quot;;1;[.F38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39]*IF([.B39]=&quot;&quot;;1;[.B39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E39]*IF([.F39]=&quot;&quot;;1;[.F39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[.A40]*IF([.B40]=&quot;&quot;;1;[.B40])" office:value-type="float" office:value="1530" calcext:value-type="float">
            <text:p>153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E40]*IF([.F40]=&quot;&quot;;1;[.F40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41]*IF([.B41]=&quot;&quot;;1;[.B4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A42]*IF([.B42]=&quot;&quot;;1;[.B42])" office:value-type="float" office:value="510" calcext:value-type="float">
            <text:p>51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hksum:</text:p>
          </table:table-cell>
          <table:table-cell table:style-name="ce7" table:formula="of:=DEC2HEX(MOD([.C43]; 256); 2)&amp;&quot;h&quot;" office:value-type="string" office:string-value="ECh" calcext:value-type="string">
            <text:p>ECh</text:p>
          </table:table-cell>
          <table:table-cell table:style-name="ce10" table:formula="of:=SUM([.C31:.C42])" office:value-type="float" office:value="5100" calcext:value-type="float">
            <text:p>5100</text:p>
          </table:table-cell>
          <table:table-cell/>
          <table:table-cell table:style-name="ce4" office:value-type="string" calcext:value-type="string">
            <text:p>Chksum:</text:p>
          </table:table-cell>
          <table:table-cell table:style-name="ce7" table:formula="of:=DEC2HEX(MOD([.G43]; 256); 2)&amp;&quot;h&quot;" office:value-type="string" office:string-value="5Ah" calcext:value-type="string">
            <text:p>5Ah</text:p>
          </table:table-cell>
          <table:table-cell table:style-name="ce10" table:formula="of:=SUM([.G31:.G42])" office:value-type="float" office:value="1370" calcext:value-type="float">
            <text:p>137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00/00/0000</text:date>, <text:time style:data-style-name="N2" text:time-value="06:18:06.5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06:13:10.810000000</meta:creation-date>
    <dc:date>2020-10-18T07:26:53.336000000</dc:date>
    <meta:editing-duration>PT1H12M24S</meta:editing-duration>
    <meta:editing-cycles>5</meta:editing-cycles>
    <meta:generator>LibreOffice/5.3.6.1$Windows_X86_64 LibreOffice_project/686f202eff87ef707079aeb7f485847613344eb7</meta:generator>
    <meta:document-statistic meta:table-count="1" meta:cell-count="213" meta:object-count="0"/>
  </office:meta>
</office:document-meta>
</file>